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1A000000423576346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.903cm" table:align="margins" style:writing-mode="lr-tb"/>
    </style:style>
    <style:style style:name="Table14.A" style:family="table-column">
      <style:table-column-properties style:column-width="17.903cm" style:rel-column-width="65535*"/>
    </style:style>
    <style:style style:name="Table1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style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8" style:family="paragraph" style:parent-style-name="Table_20_Contents">
      <style:text-properties officeooo:rsid="000da753" officeooo:paragraph-rsid="000da753"/>
    </style:style>
    <style:style style:name="P9" style:family="paragraph" style:parent-style-name="Table_20_Contents" style:list-style-name="L1">
      <style:text-properties officeooo:rsid="000da753" officeooo:paragraph-rsid="000da753"/>
    </style:style>
    <style:style style:name="P10" style:family="paragraph" style:parent-style-name="Table_20_Contents" style:list-style-name="L1">
      <style:text-properties officeooo:paragraph-rsid="000da753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da753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Sesión 2. Herramientas de administración de sistemas de archivo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Emilio Chica Jiménez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c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 la <text:span text:style-name="T2">actividad 4.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8">Mke2fs -t ext3 -L LABEL_ext3 /dev/sdb1</text:p>
            <text:p text:style-name="P8">Mke2fs -t ext4 -L LABEL_ext4 /dev/sdb2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5.1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list xml:id="list8172538311932155999" text:style-name="L1">
              <text:list-item>
                <text:p text:style-name="P10"><text:span text:style-name="T3">Tune2fs -c 1 /dev/sdb1</text:span></text:p>
              </text:list-item>
              <text:list-item>
                <text:p text:style-name="P9">tune2fs -C 1 /dev/sdb1</text:p>
              </text:list-item>
              <text:list-item>
                <text:p text:style-name="P9">tune2fs -e panic /dev/sdb1</text:p>
              </text:list-item>
              <text:list-item>
                <text:p text:style-name="P9">tune2fs -u usuario /dev/sdb1</text:p>
              </text:list-item>
            </text:list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7.2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8.2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8.3</text:span> ha sido:</text:p>
      <table:table table:name="Table14" table:style-name="Table14">
        <table:table-column table:style-name="Table14.A"/>
        <text:soft-page-break/>
        <table:table-row>
          <table:table-cell table:style-name="Table14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84</meta:editing-cycles>
    <meta:creation-date>2011-10-05T09:46:35.67</meta:creation-date>
    <meta:editing-duration>PT21H9M57S</meta:editing-duration>
    <meta:generator>LibreOffice/4.2.6.3$Linux_X86_64 LibreOffice_project/420m0$Build-3</meta:generator>
    <dc:date>2014-10-16T11:02:04.772871954</dc:date>
    <meta:print-date>2011-10-06T10:39:21.37</meta:print-date>
    <meta:document-statistic meta:table-count="11" meta:image-count="1" meta:object-count="0" meta:page-count="3" meta:paragraph-count="24" meta:word-count="189" meta:character-count="1131" meta:non-whitespace-character-count="960"/>
    <meta:user-defined meta:name="Información 1"/>
    <meta:user-defined meta:name="Información 2"/>
    <meta:user-defined meta:name="Información 3"/>
    <meta:user-defined meta:name="Información 4"/>
  </office:meta>
</office:document-meta>
</file>